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0d93" officeooo:paragraph-rsid="00010d93"/>
    </style:style>
    <style:style style:name="P2" style:family="paragraph" style:parent-style-name="Standard">
      <style:text-properties officeooo:rsid="00010d93" officeooo:paragraph-rsid="00014cae"/>
    </style:style>
    <style:style style:name="P3" style:family="paragraph" style:parent-style-name="Standard">
      <style:text-properties officeooo:rsid="00010d93" officeooo:paragraph-rsid="00010d93"/>
    </style:style>
    <style:style style:name="T1" style:family="text">
      <style:text-properties officeooo:rsid="00014c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</text:p>
      <text:p text:style-name="P1"/>
      <text:p text:style-name="P1">main.html</text:p>
      <text:p text:style-name="P1">------------------------</text:p>
      <text:p text:style-name="P1">&lt;!DOCTYPE html&gt;<text:line-break/>&lt;html&gt;<text:line-break/>&lt;frameset rows="10%,90%"&gt;<text:line-break/><text:tab/>&lt;frame src="frame_title.html"&gt;<text:line-break/><text:tab/>&lt;frame src="frame_body.html"&gt;<text:line-break/>&lt;/frameset&gt;<text:line-break/>&lt;/html&gt;<text:line-break/></text:p>
      <text:p text:style-name="P1">frame_<text:span text:style-name="T1">title</text:span>.html</text:p>
      <text:p text:style-name="P1">-------------------------</text:p>
      <text:p text:style-name="P1">&lt;!DOCTYPE html&gt;<text:line-break/>&lt;html&gt;<text:line-break/><text:tab/>&lt;head&gt;<text:line-break/><text:tab/><text:tab/>&lt;title&gt;Frame Set&lt;/title&gt;<text:line-break/><text:tab/>&lt;/head&gt;<text:line-break/><text:tab/>&lt;body&gt;<text:line-break/><text:tab/><text:tab/>&lt;h1 align="center" style="color:Tomato;"&gt;PERSONAL WEBSITE - V SANJAY THIRUVENGADAM&lt;/h1&gt;<text:line-break/><text:tab/>&lt;/body&gt;<text:line-break/>&lt;/html&gt;<text:line-break/><text:tab/><text:line-break/>frame_body.html</text:p>
      <text:p text:style-name="P1">------------------------</text:p>
      <text:p text:style-name="P2">&lt;html&gt;<text:line-break/>&lt;frameset cols="25%,75%"&gt;<text:line-break/><text:tab/>&lt;frame src="frame_links.html"&gt;<text:line-break/><text:tab/>&lt;frame name="content"&gt;<text:line-break/>&lt;/frameset&gt;<text:line-break/>&lt;/html&gt;</text:p>
      <text:p text:style-name="P2"/>
      <text:p text:style-name="P2"><text:span text:style-name="T1">frame_links.html</text:span></text:p>
      <text:p text:style-name="P2">-------------------------</text:p>
      <text:p text:style-name="P2"><text:line-break/></text:p>
      <text:p text:style-name="P1">&lt;!DOCTYPE html&gt;<text:line-break/>&lt;html&gt;<text:line-break/>&lt;a href="aboutme.html" target="content"&gt;About Me&lt;br&gt;&lt;/a&gt;<text:line-break/>&lt;a href="images.html" target="content"&gt;Photos&lt;br&gt;&lt;/a&gt;<text:line-break/>&lt;a href="education.html" target="content"&gt;Education&lt;br&gt;&lt;/a&gt;<text:line-break/>&lt;a href="achievements.html" target="content"&gt;Achievements&lt;br&gt;&lt;/a&gt;<text:line-break/>&lt;a href="contactdetails.html" target="content"&gt;Contact Details&lt;/a&gt;<text:line-break/>&lt;/html&gt;<text:line-break/><text:line-break/></text:p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20-01-23T22:25:36.988000000</dc:date>
    <meta:editing-duration>PT6M53S</meta:editing-duration>
    <meta:editing-cycles>2</meta:editing-cycles>
    <meta:document-statistic meta:table-count="0" meta:image-count="0" meta:object-count="0" meta:page-count="2" meta:paragraph-count="13" meta:word-count="68" meta:character-count="919" meta:non-whitespace-character-count="845"/>
  </office:meta>
</office:document-meta>
</file>